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7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co14" style:family="table-column">
      <style:table-column-properties fo:break-before="auto" style:column-width="239.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nuke_enemy_hero</text:p>
          </table:table-cell>
          <table:table-cell table:style-name="ce18" office:value-type="string" calcext:value-type="string">
            <text:p>cancel_ne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medium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f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office:value-type="string" calcext:value-type="string">
            <text:p>stop_attack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nuke_enemy_hero</text:p>
          </table:table-cell>
          <table:table-cell table:style-name="ce18" office:value-type="string" calcext:value-type="string">
            <text:p>cancel_ne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medium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f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2" table:default-cell-style-name="ce12"/>
        <table:table-column table:style-name="co1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column table:style-name="co6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cancel_nuke_enemy_hero</text:p>
          </table:table-cell>
          <table:table-cell table:style-name="ce18" office:value-type="string" calcext:value-type="string">
            <text:p>cancel_ne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medium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cancel_far_shadowraze</text:p>
          </table:table-cell>
          <table:table-cell table:style-name="ce18" office:value-type="string" calcext:value-type="string">
            <text:p>stop_attack_and_move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/>
          <table:table-cell table:style-name="ce18" table:number-columns-repeated="2"/>
          <table:table-cell table:style-name="ce20" table:number-columns-repeated="993"/>
          <table:table-cell table:style-name="ce21" table:number-columns-repeated="23"/>
          <table:table-cell table:style-name="ce22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9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0" table:number-columns-repeated="6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style-name="ce14"/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number-columns-repeated="2" table:style-name="ce10" office:value-type="string" calcext:value-type="string">
            <text:p>turn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style-name="ce10"/>
          <table:table-cell table:style-name="ce10" office:value-type="string" calcext:value-type="string">
            <text:p>stop_attack_and_mov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4:FARM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5:14:31.86039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0T15:15:04.034495667</dc:date>
    <meta:editing-duration>P3DT7H34M8S</meta:editing-duration>
    <meta:editing-cycles>2717</meta:editing-cycles>
    <dc:creator>Ilya Shpigor</dc:creator>
    <meta:document-statistic meta:table-count="5" meta:cell-count="457" meta:object-count="0"/>
  </office:meta>
</office:document-meta>
</file>